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80707"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style:vertical-align="middle" fo:background-color="#FFFFFF"/>
      <style:text-properties fo:color="#080707"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16.4923611111111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QuotaAmount,StartDate,OwnerName,Userna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1-01,Chris Riley,trailhead9.ub20k5i9t8ou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2-01,Chris Riley,trailhead9.ub20k5i9t8ou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3-01,Chris Riley,trailhead9.ub20k5i9t8ou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1-01,Harold Campbell,trailhead14.jibpbwvuy67t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2-01,Harold Campbell,trailhead14.jibpbwvuy67t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3-01,Harold Campbell,trailhead14.jibpbwvuy67t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1-01,Jessica Nichols,trailhead19.d1fxj2goytkp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2-01,Jessica Nichols,trailhead19.d1fxj2goytkp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3-01,Jessica Nichols,trailhead19.d1fxj2goytkp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1-01,Catherine Brown,trailhead16.kojyepokybge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2-01,Catherine Brown,trailhead16.kojyepokybge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3-01,Catherine Brown,trailhead16.kojyepokybge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1-01,Kelly Frazier,trailhead7.zdcsy4ax10mr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2-01,Kelly Frazier,trailhead7.zdcsy4ax10mr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3-01,Kelly Frazier,trailhead7.zdcsy4ax10mr@example.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150000,2016-01-01,Dennis Howard,trailhead4.wfokpckfroxp@example.co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50000,2016-02-01,Dennis Howard,trailhead4.wfokpckfroxp@example.com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Selma SAHRAOUI</meta:initial-creator>
    <dc:creator>Selma SAHRAOUI</dc:creator>
    <meta:creation-date>2025-11-02T19:37:34Z</meta:creation-date>
    <dc:date>2025-11-02T19:39:36Z</dc:date>
  </office:meta>
</office:document-meta>
</file>